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checkPermission( String permissionName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.hasPermission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equals( Object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le.checkPermission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.hasPermission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checkPermission( Permission permission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.Role( ApplicationPolicy store , String name , Permissions permissions , String descrip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ol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checkPermission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.Role( ApplicationPolicy store , String name ,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compareTo( Object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Gr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